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87b" officeooo:paragraph-rsid="0009687b"/>
    </style:style>
    <style:style style:name="P2" style:family="paragraph" style:parent-style-name="Standard">
      <style:text-properties officeooo:rsid="000b50ea" officeooo:paragraph-rsid="000b50ea"/>
    </style:style>
    <style:style style:name="T1" style:family="text">
      <style:text-properties officeooo:rsid="000c8e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iro Sprint(10/09)</text:p>
      <text:p text:style-name="Standard">Quarta(04/09) - 1h40 <text:s text:c="4"/>refazer plano de projeto</text:p>
      <text:p text:style-name="Standard">Sabado(07/09)- 3h <text:s text:c="7"/>baixar pip e começar bot </text:p>
      <text:p text:style-name="Standard">Segunda(09/09) - 2h<text:tab/> estudar aiml</text:p>
      <text:p text:style-name="Standard"/>
      <text:p text:style-name="Standard"/>
      <text:p text:style-name="P2">Product Backlog:</text:p>
      <text:p text:style-name="P2"/>
      <text:p text:style-name="P1">Elaborar perguntas eletroestatica</text:p>
      <text:p text:style-name="P1">estudar aiml</text:p>
      <text:p text:style-name="P1">estudar python com aiml</text:p>
      <text:p text:style-name="P2">fazer rosto (expressão) para o bot : feliz – triste – dúvida</text:p>
      <text:p text:style-name="P2">elaborar perguntas e respostas sobre lógica de programação</text:p>
      <text:p text:style-name="P2">elaborar perguntas e respostas sobre arduino com link aos assuntos</text:p>
      <text:p text:style-name="P2">bot enviar foto do circuito e explicar cada coisa</text:p>
      <text:p text:style-name="P2">“manual” do bot – <text:span text:style-name="T1">como usar para obter respostas eficazes</text:span></text:p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9:33:26.921000000</meta:creation-date>
    <dc:date>2019-09-10T09:54:37.856000000</dc:date>
    <meta:editing-duration>PT10M59S</meta:editing-duration>
    <meta:editing-cycles>2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14" meta:word-count="78" meta:character-count="529" meta:non-whitespace-character-count="447"/>
  </office:meta>
</office:document-meta>
</file>